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DejaVu Sans Condensed" fo:font-size="10.5pt" style:font-size-asian="10.5pt" style:font-size-complex="10.5pt"/>
    </style:style>
    <style:style style:name="P4" style:family="paragraph" style:parent-style-name="Standard">
      <style:text-properties style:font-name="Times New Roman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utput:</text:p>
      <text:p text:style-name="P1"/>
      <text:p text:style-name="P3">Please enter your hight and press enter:</text:p>
      <text:p text:style-name="P3">Feet:5</text:p>
      <text:p text:style-name="P3">Inches:9</text:p>
      <text:p text:style-name="P3">Please enter your weight in pounds:128</text:p>
      <text:p text:style-name="P3">Your BMI is: 18.9418</text:p>
      <text:p text:style-name="P3"/>
      <text:p text:style-name="P3"/>
      <text:p text:style-name="P4">Flowchart:</text:p>
      <text:p text:style-name="P4"/>
      <text:p text:style-name="P4"><draw:custom-shape text:anchor-type="paragraph" draw:z-index="0" draw:style-name="gr1" draw:text-style-name="P5" svg:width="2.4378in" svg:height="0.615in" svg:x="0.6028in" svg:y="1.2535in"><text:p text:style-name="P5"><text:span text:style-name="T1">Request Feet and Inches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1" draw:style-name="gr1" svg:width="2.3752in" svg:height="0.6567in" svg:x="0.5193in" svg:y="2.1909in"><text:p>Receive Feet and Inches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2" draw:style-name="gr1" svg:width="2.0315in" svg:height="0.7295in" svg:x="0.6236in" svg:y="3.1598in"><text:p><text:s text:c="7"/>Calculate into inches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" draw:style-name="gr1" svg:width="2.063in" svg:height="0.7189in" svg:x="0.6236in" svg:y="4.2429in"><text:p><text:s text:c="7"/>Calculate into meters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" draw:style-name="gr1" svg:width="2.4689in" svg:height="0.6461in" svg:x="0.3945in" svg:y="5.3472in"><text:p>Request weight in pounds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5" draw:style-name="gr1" svg:width="2.3961in" svg:height="0.5835in" svg:x="3.9047in" svg:y="1.2327in"><text:p><text:s text:c="4"/>Receive pounds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6" draw:style-name="gr1" svg:width="2.2504in" svg:height="0.6669in" svg:x="3.8945in" svg:y="2.2429in"><text:p>Calculate pounds into kilograms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7" draw:style-name="gr1" svg:width="2.3543in" svg:height="0.698in" svg:x="3.8736in" svg:y="3.3575in"><text:p><text:s text:c="13"/>Calculate the BMI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8" draw:style-name="gr1" svg:width="2.615in" svg:height="0.698in" svg:x="3.6445in" svg:y="4.5555in"><text:p><text:s text:c="5"/>Display the BMI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9" draw:style-name="gr1" svg:width="2.1776in" svg:height="0.7713in" svg:x="3.8945in" svg:y="5.6807in"><text:p><text:tab/><text:tab/> <text:s text:c="7"/>STOP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paragraph" draw:z-index="10" draw:style-name="gr1" svg:width="0.7713in" svg:height="0.698in" svg:x="1.228in" svg:y="6.2846in"><text:p><text:s text:c="4"/>B1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text:anchor-type="paragraph" draw:z-index="11" draw:style-name="gr1" svg:width="0.6878in" svg:height="0.6252in" svg:x="4.811in" svg:y="0.2016in"><text:p><text:s text:c="4"/>B1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text:anchor-type="paragraph" draw:z-index="12" draw:style-name="gr1" svg:width="2.1252in" svg:height="0.6669in" svg:x="0.8736in" svg:y="0.222in"><text:p><text:tab/><text:tab/> <text:s text:c="5"/>START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line text:anchor-type="paragraph" draw:z-index="13" draw:style-name="gr2" draw:text-style-name="P6" svg:x1="1.9465in" svg:y1="0.889in" svg:x2="1.9465in" svg:y2="1.2535in"><text:p/></draw:line><draw:line text:anchor-type="paragraph" draw:z-index="14" draw:style-name="gr2" draw:text-style-name="P6" svg:x1="1.9256in" svg:y1="1.8681in" svg:x2="1.9256in" svg:y2="2.1909in"><text:p/></draw:line><draw:line text:anchor-type="paragraph" draw:z-index="15" draw:style-name="gr2" draw:text-style-name="P6" svg:x1="1.9673in" svg:y1="2.8472in" svg:x2="1.9673in" svg:y2="3.1598in"><text:p/></draw:line><draw:line text:anchor-type="paragraph" draw:z-index="16" draw:style-name="gr2" draw:text-style-name="P6" svg:x1="1.9673in" svg:y1="3.889in" svg:x2="1.9673in" svg:y2="4.2433in"><text:p/></draw:line><draw:line text:anchor-type="paragraph" draw:z-index="17" draw:style-name="gr2" draw:text-style-name="P6" svg:x1="2.0193in" svg:y1="4.9618in" svg:x2="2.0295in" svg:y2="5.3472in"><text:p/></draw:line><draw:line text:anchor-type="paragraph" draw:z-index="18" draw:style-name="gr2" draw:text-style-name="P6" svg:x1="1.6339in" svg:y1="6.2846in" svg:x2="1.6339in" svg:y2="5.9929in"><text:p/></draw:line><draw:line text:anchor-type="paragraph" draw:z-index="19" draw:style-name="gr2" draw:text-style-name="P6" svg:x1="5.1654in" svg:y1="0.8264in" svg:x2="5.1862in" svg:y2="1.2327in"><text:p/></draw:line><draw:line text:anchor-type="paragraph" draw:z-index="20" draw:style-name="gr2" draw:text-style-name="P6" svg:x1="5.2071in" svg:y1="1.8161in" svg:x2="5.2071in" svg:y2="2.2433in"><text:p/></draw:line><draw:line text:anchor-type="paragraph" draw:z-index="21" draw:style-name="gr2" draw:text-style-name="P6" svg:x1="5.2484in" svg:y1="2.9098in" svg:x2="5.2587in" svg:y2="3.3579in"><text:p/></draw:line><draw:line text:anchor-type="paragraph" draw:z-index="22" draw:style-name="gr2" draw:text-style-name="P6" svg:x1="5.3217in" svg:y1="4.0555in" svg:x2="5.3217in" svg:y2="4.5555in"><text:p/></draw:line><draw:line text:anchor-type="paragraph" draw:z-index="23" draw:style-name="gr2" draw:text-style-name="P6" svg:x1="5.3634in" svg:y1="5.2535in" svg:x2="5.3736in" svg:y2="5.6807in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3-09T13:44:07.38</meta:creation-date>
    <meta:document-statistic meta:table-count="0" meta:image-count="0" meta:object-count="0" meta:page-count="1" meta:paragraph-count="7" meta:word-count="21" meta:character-count="129"/>
    <dc:date>2009-03-09T16:35:57.53</dc:date>
    <meta:editing-duration>PT00H05M41S</meta:editing-duration>
    <meta:editing-cycles>1</meta:editing-cycles>
    <meta:generator>OpenOffice.org/3.0$Win32 OpenOffice.org_project/300m9$Build-9358</meta:generator>
    <meta:user-defined meta:name="Info 1"/>
    <meta:user-defined meta:name="Info 2"/>
    <meta:user-defined meta:name="Info 3"/>
    <meta:user-defined meta:name="Info 4"/>
  </office:meta>
</office:document-meta>
</file>